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1D00000020BD6CC0DF.png" manifest:media-type="image/png"/>
  <manifest:file-entry manifest:full-path="Pictures/100000010000004D0000002938C8634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499cm" fo:margin-top="0.404cm" fo:margin-bottom="0cm" style:contextual-spacing="false" fo:line-height="100%" fo:text-align="center" style:justify-single-word="false"/>
      <style:text-properties fo:color="#000000" loext:opacity="100%" style:font-name="Calibri1" fo:font-size="14pt" fo:font-style="italic" fo:font-weight="bold" style:font-name-asian="Times New Roman1" style:font-size-asian="14pt" style:language-asian="es" style:country-asian="ES" style:font-style-asian="italic" style:font-weight-asian="bold" style:font-name-complex="Calibri2" style:font-size-complex="14pt" style:font-style-complex="italic" style:font-weight-complex="bold"/>
    </style:style>
    <style:style style:name="P2" style:family="paragraph" style:parent-style-name="Standard">
      <style:paragraph-properties fo:margin-left="1.499cm" fo:margin-top="0.404cm" fo:margin-bottom="0cm" style:contextual-spacing="false" fo:text-align="center" style:justify-single-word="false"/>
    </style:style>
    <style:style style:name="P3" style:family="paragraph" style:parent-style-name="Standard">
      <style:paragraph-properties fo:margin-left="1cm" fo:margin-top="1.12cm" fo:margin-bottom="0cm" style:contextual-spacing="false" fo:line-height="200%"/>
      <style:text-properties fo:color="#000000" loext:opacity="100%" style:font-name="Calibri1" style:font-name-asian="Times New Roman1" style:language-asian="es" style:country-asian="ES" style:font-name-complex="Calibri2"/>
    </style:style>
    <style:style style:name="P4" style:family="paragraph" style:parent-style-name="Standard">
      <style:paragraph-properties fo:margin-left="1cm" fo:margin-top="1.12cm" fo:margin-bottom="0cm" style:contextual-spacing="false" fo:line-height="200%"/>
    </style:style>
    <style:style style:name="P5" style:family="paragraph" style:parent-style-name="Standard">
      <style:paragraph-properties fo:margin-top="0cm" fo:margin-bottom="0cm" style:contextual-spacing="false" fo:line-height="2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>
      <style:paragraph-properties fo:margin-left="6.396cm" fo:margin-top="0.446cm" fo:margin-bottom="0cm" style:contextual-spacing="false" fo:line-height="100%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 style:parent-style-name="Standard">
      <style:paragraph-properties fo:margin-left="2.067cm" fo:margin-top="0.24cm" fo:margin-bottom="0cm" style:contextual-spacing="false" fo:line-height="100%"/>
    </style:style>
    <style:style style:name="P9" style:family="paragraph">
      <style:paragraph-properties fo:text-align="center"/>
    </style:style>
    <style:style style:name="P10" style:family="paragraph" style:parent-style-name="Standard">
      <style:paragraph-properties fo:margin-right="3.999cm" fo:margin-top="0cm" fo:margin-bottom="0cm" style:contextual-spacing="false" fo:line-height="100%" fo:text-align="end" style:justify-single-word="false"/>
    </style:style>
    <style:style style:name="P11" style:family="paragraph" style:parent-style-name="Standard">
      <style:paragraph-properties fo:margin-left="1cm" fo:margin-top="0.7cm" fo:margin-bottom="0cm" style:contextual-spacing="false" fo:line-height="100%"/>
      <style:text-properties fo:color="#000000" loext:opacity="100%" style:font-name="Calibri1" style:font-name-asian="Times New Roman1" style:language-asian="es" style:country-asian="ES" style:font-name-complex="Calibri2"/>
    </style:style>
    <style:style style:name="P12" style:family="paragraph" style:parent-style-name="Standard">
      <style:paragraph-properties fo:margin-left="1cm" fo:margin-top="0.7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1" style:font-name-asian="Times New Roman1" style:language-asian="es" style:country-asian="ES" style:font-name-complex="Calibri2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5" style:family="paragraph" style:parent-style-name="Standard">
      <style:paragraph-properties fo:margin-right="1.778cm" fo:margin-top="1.595cm" fo:margin-bottom="0cm" style:contextual-spacing="false" fo:line-height="100%" fo:text-align="end" style:justify-single-word="false"/>
    </style:style>
    <style:style style:name="T1" style:family="text">
      <style:text-properties fo:color="#000000" loext:opacity="100%" style:font-name="Calibri1" fo:font-size="14pt" fo:font-style="italic" fo:font-weight="bold" style:font-name-asian="Times New Roman1" style:font-size-asian="14pt" style:language-asian="es" style:country-asian="ES" style:font-style-asian="italic" style:font-weight-asian="bold" style:font-name-complex="Calibri2" style:font-size-complex="14pt" style:font-style-complex="italic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fo:color="#000000" loext:opacity="100%" style:font-name="Times New Roman" fo:font-size="12pt" fo:font-style="italic" fo:font-weight="bold" style:font-name-asian="Times New Roman1" style:font-size-asian="12pt" style:language-asian="es" style:country-asian="ES" style:font-style-asian="italic" style:font-weight-asian="bold" style:font-name-complex="Times New Roman1" style:font-size-complex="12pt" style:font-style-complex="italic" style:font-weight-complex="bold"/>
    </style:style>
    <style:style style:name="T4" style:family="text">
      <style:text-properties fo:color="#000000" loext:opacity="100%" style:font-name="Calibri1" style:font-name-asian="Times New Roman1" style:language-asian="es" style:country-asian="ES" style:font-name-complex="Calibri2"/>
    </style:style>
    <style:style style:name="T5" style:family="text">
      <style:text-properties fo:color="#000000" loext:opacity="100%" style:font-name="Calibri1" officeooo:rsid="0011a57d" style:font-name-asian="Times New Roman1" style:language-asian="es" style:country-asian="ES" style:font-name-complex="Calibri2"/>
    </style:style>
    <style:style style:name="T6" style:family="text">
      <style:text-properties fo:color="#000000" loext:opacity="100%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fo:color="#000000" loext:opacity="100%" style:font-name="Calibri1" fo:font-weight="bold" style:font-name-asian="Times New Roman1" style:language-asian="es" style:country-asian="ES" style:font-weight-asian="bold" style:font-name-complex="Calibri2" style:font-weight-complex="bold"/>
    </style:style>
    <style:style style:name="T8" style:family="text">
      <style:text-properties fo:color="#000000" loext:opacity="100%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9" style:family="text">
      <style:text-properties fo:color="#000000" loext:opacity="100%" style:font-name="Calibri1" fo:font-size="8pt" style:font-name-asian="Times New Roman1" style:font-size-asian="8pt" style:language-asian="es" style:country-asian="ES" style:font-name-complex="Calibri2" style:font-size-complex="8pt"/>
    </style:style>
    <style:style style:name="T10" style:family="text">
      <style:text-properties fo:color="#4f6228" loext:opacity="100%" style:font-name="Calibri1" fo:font-size="8pt" fo:font-weight="bold" style:font-name-asian="Times New Roman1" style:font-size-asian="8pt" style:language-asian="es" style:country-asian="ES" style:font-weight-asian="bold" style:font-name-complex="Calibri2" style:font-size-complex="8pt" style:font-weight-complex="bold"/>
    </style:style>
    <style:style style:name="T11" style:family="text">
      <style:text-properties fo:color="#4f6228" loext:opacity="100%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1">CONSENTIMIENTO PARA DAR INFORMACIÓN SOBRE EL SEGUIMIENTO ACADÉMICO DEL ALUMNADO </text:span><text:span text:style-name="T3"/></text:p>
      <text:p text:style-name="P3" loext:marker-style-name="T4"/>
      <text:p text:style-name="P4" loext:marker-style-name="T4"><text:span text:style-name="T4">El alumno/a…………………</text:span><text:span text:style-name="T5">Cristina Simón Hernández</text:span><text:span text:style-name="T4">………………………………..Matriculado en este centro en el curso………</text:span><text:span text:style-name="T5">2ºDAW</text:span><text:span text:style-name="T4">………, MAYOR DE EDAD. </text:span></text:p>
      <text:p text:style-name="P4" loext:marker-style-name="T2"><text:span text:style-name="T4">En atribución a su mayoría de edad, en el caso que <text:s/>los padres, madres o tutores legales soliciten información del seguimiento académico o cualquier otro dato, pueden consentir o no trasladar dicha información. Por ello:</text:span><text:span text:style-name="T6"/></text:p>
      <text:p text:style-name="P5" loext:marker-style-name="T2"/>
      <text:p text:style-name="P6" loext:marker-style-name="T2"><draw:rect text:anchor-type="char" draw:z-index="2" draw:style-name="gr1" draw:text-style-name="P7" svg:width="0.345cm" svg:height="0.451cm" svg:x="5.334cm" svg:y="0.531cm"><text:p/></draw:rect><text:span text:style-name="T7">NO CONSIENTE </text:span><text:span text:style-name="T8"/></text:p>
      <text:p text:style-name="P8" loext:marker-style-name="T2"><draw:rect text:anchor-type="char" draw:z-index="3" draw:style-name="gr2" draw:text-style-name="P7" svg:width="0.345cm" svg:height="0.451cm" svg:x="5.334cm" svg:y="0.485cm"><text:p text:style-name="P9">x</text:p></draw:rect><text:span text:style-name="T9">(Marcar lo que proceda) </text:span></text:p>
      <text:p text:style-name="P10" loext:marker-style-name="T2"><text:span text:style-name="T7"><text:s text:c="4"/>CONSIENTE EXPRESAMENTE </text:span><text:span text:style-name="T8"/></text:p>
      <text:p text:style-name="P11" loext:marker-style-name="T4"/>
      <text:p text:style-name="P11" loext:marker-style-name="T4"/>
      <text:p text:style-name="P12" loext:marker-style-name="T2"><text:span text:style-name="T4">En confirmación de lo expresado y para que el presente consentimiento surta efecto, lo firmo en <text:s/>Córdoba, a …</text:span><text:span text:style-name="T5">30</text:span><text:span text:style-name="T4">…. de …</text:span><text:span text:style-name="T5">9</text:span><text:span text:style-name="T4">…de…..202</text:span><text:span text:style-name="T5">5</text:span></text:p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2"><draw:path text:anchor-type="paragraph" draw:z-index="15" draw:name="Curva de Bézier 8" draw:style-name="gr3" draw:text-style-name="P9" svg:width="1.304cm" svg:height="1.869cm" draw:transform="rotate (1.83521370847204) translate (7.56374109372335cm 1.67198118864546cm)" svg:viewBox="0 0 1305 1870" svg:d="M946 2c119-1 273-25 341 118 69 147-73 289-216 290-141 2-287-8-427-29-126-20-267-21-374-89-153-96-364 39-224 226 101 136 149 326 310 421 117 68 258 196 377 127 122-71 206-220 222-363 39-336-251 25-224 138 38 154-122 256-171 403-48 144-111 284-167 428l-34 128-19 70"><text:p/></draw:path>Firma del alumno </text:p>
      <text:p text:style-name="P14" loext:marker-style-name="T2"><draw:path text:anchor-type="paragraph" draw:z-index="4" draw:name="Curva de Bézier 1" draw:style-name="gr3" draw:text-style-name="P9" svg:width="0.577cm" svg:height="0.597cm" draw:transform="rotate (-2.72341176481195) translate (7.30800583459703cm 0.747990711283555cm)" svg:viewBox="0 0 578 598" svg:d="M0 570c222 116 899-139 395-433l-231-132-143-5"><text:p/></draw:path><draw:path text:anchor-type="paragraph" draw:z-index="5" draw:name="Curva de Bézier 2" draw:style-name="gr3" draw:text-style-name="P9" svg:width="1.077cm" svg:height="0.694cm" draw:transform="rotate (-3.14159265358979) translate (7.21077777777778cm 0.888715688748645cm)" svg:viewBox="0 0 1078 695" svg:d="M132 689c133 23 254-34 385-37 141-2 259-104 386-157 60-24 323-344 60-215-335 164 24-123 0-192-68-200-250 2-374 10-122 9-247 0-372 0h-120-97"><text:p/></draw:path><draw:path text:anchor-type="paragraph" draw:z-index="9" draw:name="Curva de Bézier 5" draw:style-name="gr3" draw:text-style-name="P9" svg:width="0.545cm" svg:height="0.334cm" draw:transform="rotate (-1.5707963267949) translate (8.53369444444444cm 0.463902777777778cm)" svg:viewBox="0 0 546 335" svg:d="M0 325c127 0 265-40 386 0 188 61 191-170 108-240l-60-85"><text:p/></draw:path></text:p>
      <text:p text:style-name="P15" loext:marker-style-name="T2"><draw:path text:anchor-type="paragraph" draw:z-index="6" draw:name="Curva de Bézier 3" draw:style-name="gr3" draw:text-style-name="P9" svg:width="0.15cm" svg:height="0.24cm" draw:transform="rotate (-1.46014245221846) translate (7.59106250549754cm 0.120561385060796cm)" svg:viewBox="0 0 151 241" svg:d="M12 238c375 15-143-24 21-191l5-47"><text:p/></draw:path><draw:polyline text:anchor-type="paragraph" draw:z-index="7" draw:name="Polilínea con 3 puntos 1" draw:style-name="gr3" draw:text-style-name="P9" svg:width="0.228cm" svg:height="0.011cm" draw:transform="rotate (-1.5707963267949) translate (7.73994444444444cm 0.121708333333333cm)" svg:viewBox="0 0 229 12" draw:points="0,12 120,12 229,0"><text:p/></draw:polyline><draw:path text:anchor-type="paragraph" draw:z-index="8" draw:name="Curva de Bézier 4" draw:style-name="gr3" draw:text-style-name="P9" svg:width="0.26cm" svg:height="0.191cm" draw:transform="rotate (-2.30453274433331) translate (8.12509902878607cm 0.242770910765045cm)" svg:viewBox="0 0 261 192" svg:d="M0 162c408 126-135-199 213-158l48 53"><text:p/></draw:path><draw:polyline text:anchor-type="paragraph" draw:z-index="10" draw:name="Polilínea con 4 puntos 1" draw:style-name="gr3" draw:text-style-name="P9" svg:width="0.251cm" svg:height="0.01cm" svg:x="8.089cm" svg:y="0.171cm" svg:viewBox="0 0 252 11" draw:points="0,11 120,11 240,11 252,0"><text:p/></draw:polyline><draw:polyline text:anchor-type="paragraph" draw:z-index="11" draw:name="Polilínea con 4 puntos 2" draw:style-name="gr3" draw:text-style-name="P9" svg:width="0.301cm" svg:height="0.024cm" draw:transform="rotate (-1.5707963267949) translate (8.60601388888889cm 0.134055555555556cm)" svg:viewBox="0 0 302 25" draw:points="0,25 120,25 252,12 302,0"><text:p/></draw:polyline><draw:polyline text:anchor-type="paragraph" draw:z-index="12" draw:name="Polilínea con 4 puntos 3" draw:style-name="gr3" draw:text-style-name="P9" svg:width="0.261cm" svg:height="0.083cm" draw:transform="rotate (-1.00880030765272) translate (8.72595833333334cm 0.158749999999997cm)" svg:viewBox="0 0 262 84" draw:points="0,0 133,13 245,84 262,80"><text:p/></draw:polyline><draw:path text:anchor-type="paragraph" draw:z-index="13" draw:name="Curva de Bézier 6" draw:style-name="gr3" draw:text-style-name="P9" svg:width="0.18cm" svg:height="0.304cm" draw:transform="rotate (0.648564350041093) translate (8.75910137444934cm 0.222545817512053cm)" svg:viewBox="0 0 181 305" svg:d="M0 24c216-113 225 206 98 271l-8 10"><text:p/></draw:path><draw:path text:anchor-type="paragraph" draw:z-index="14" draw:name="Curva de Bézier 7" draw:style-name="gr3" draw:text-style-name="P9" svg:width="0.395cm" svg:height="0.273cm" draw:transform="rotate (2.91592158130693) translate (9.54679518368981cm 0.517184829991193cm)" svg:viewBox="0 0 396 274" svg:d="M261 259c177 101 153-353 80-241-236 364-48-157-263 37l-78 92"><text:p/></draw:path><text:span text:style-name="T10">I.E.S. Trassierra - C/ Arroyo del moro s/n (Córdoba) C.P. 14.011 - Telf: 957 73 49 00 / Fax: 957 73 49 01</text:span><text:span text:style-name="T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_20__28_Web_29_">
      <style:paragraph-properties fo:margin-left="0.827cm" fo:margin-top="0cm" fo:margin-bottom="0cm" style:contextual-spacing="false"/>
    </style:style>
    <style:style style:name="MP2" style:family="paragraph" style:parent-style-name="Normal_20__28_Web_29_">
      <style:paragraph-properties fo:margin-left="0.826cm" fo:margin-top="0cm" fo:margin-bottom="0cm" style:contextual-spacing="false"/>
    </style:style>
    <style:style style:name="MT1" style:family="text">
      <style:text-properties fo:color="#0e0e0e" loext:opacity="100%" style:font-name="Calibri1" fo:font-size="9pt" style:font-size-asian="9pt" style:font-name-complex="Calibri2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33cm" fo:margin-left="0cm" fo:margin-right="0cm" fo:margin-bottom="1.4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n 1" text:anchor-type="as-char" svg:width="1.032cm" svg:height="1.138cm" draw:z-index="0"><draw:image xlink:href="Pictures/100000000000001D00000020BD6CC0DF.png" xlink:type="simple" xlink:show="embed" xlink:actuate="onLoad" draw:mime-type="image/png"/><svg:desc>https://lh5.googleusercontent.com/T7AoGJUWhn5-_a33hXFGIMvKHJfL4SLZ1NsRmtxfum8e5TASpnl6jYEU_Q2UhtR_KObAkRsDmGOnpAwuK_rayiNkJgkUKgrFvdLjA4fHSiiGLvn7f85Qcxd5NLDwODYx47Y2AF4f</svg:desc></draw:frame><text:span text:style-name="MT1"><text:s text:c="142"/></text:span><draw:frame draw:style-name="Mfr1" draw:name="Imagen 7" text:anchor-type="as-char" svg:width="2.752cm" svg:height="1.455cm" draw:z-index="1"><draw:image xlink:href="Pictures/100000010000004D0000002938C8634A.png" xlink:type="simple" xlink:show="embed" xlink:actuate="onLoad" draw:mime-type="image/png"/><svg:desc>https://lh3.googleusercontent.com/y4N623ZV-0NtpMnaxIRpMNyf6k25RUZjxaC8wtYLIHI_u3KboQltQeyySEXDgrQNKQXKq4yNAMq16S-xqNB3uyre7nH59G63-PVHAksWWnLIZmt1gwSqK3heoiSBgd2hwM0jeTi1</svg:desc></draw:frame></text:p>
        <text:p text:style-name="MP1"><text:span text:style-name="MT1">Educación </text:span></text:p>
        <text:p text:style-name="MP2"><text:span text:style-name="MT1">y Deporte 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ES TRASSIERRA</meta:initial-creator>
    <meta:editing-cycles>3</meta:editing-cycles>
    <meta:print-date>2020-10-19T16:36:00</meta:print-date>
    <meta:creation-date>2020-10-19T16:17:00</meta:creation-date>
    <dc:date>2025-09-30T11:56:47.511910400</dc:date>
    <meta:editing-duration>PT25M</meta:editing-duration>
    <meta:generator>LibreOffice/25.8.1.1$Windows_X86_64 LibreOffice_project/54047653041915e595ad4e45cccea684809c77b5</meta:generator>
    <meta:document-statistic meta:table-count="0" meta:image-count="2" meta:object-count="0" meta:page-count="1" meta:paragraph-count="12" meta:word-count="116" meta:character-count="903" meta:non-whitespace-character-count="638"/>
    <meta:user-defined meta:name="AppVersion">12.0000</meta:user-defined>
    <meta:template xlink:type="simple" xlink:actuate="onRequest" xlink:title="Normal.dotm" xlink:href=""/>
  </office:meta>
</office:document-meta>
</file>